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28pt" style:font-size-asian="28pt" style:font-size-complex="28pt"/>
    </style:style>
    <style:style style:name="P2" style:parent-style-name="Normal" style:family="paragraph">
      <style:paragraph-properties fo:text-align="center"/>
      <style:text-properties fo:font-size="28pt" style:font-size-asian="28pt" style:font-size-complex="28pt"/>
    </style:style>
    <style:style style:name="P3" style:parent-style-name="Normal" style:family="paragraph">
      <style:paragraph-properties fo:text-align="center"/>
      <style:text-properties fo:font-size="28pt" style:font-size-asian="28pt" style:font-size-complex="28pt"/>
    </style:style>
    <style:style style:name="P4" style:parent-style-name="Normal" style:family="paragraph">
      <style:paragraph-properties fo:text-align="center"/>
      <style:text-properties fo:font-size="28pt" style:font-size-asian="28pt" style:font-size-complex="28pt"/>
    </style:style>
    <style:style style:name="P5" style:parent-style-name="Normal" style:family="paragraph">
      <style:paragraph-properties fo:text-align="center"/>
      <style:text-properties fo:font-size="28pt" style:font-size-asian="28pt" style:font-size-complex="28pt"/>
    </style:style>
    <style:style style:name="P6" style:parent-style-name="Normal" style:family="paragraph">
      <style:paragraph-properties fo:text-align="center"/>
      <style:text-properties fo:font-size="28pt" style:font-size-asian="28pt" style:font-size-complex="28pt"/>
    </style:style>
    <style:style style:name="P7" style:parent-style-name="Normal" style:family="paragraph">
      <style:paragraph-properties fo:text-align="center"/>
      <style:text-properties fo:font-size="28pt" style:font-size-asian="28pt" style:font-size-complex="28pt"/>
    </style:style>
    <style:style style:name="P8" style:parent-style-name="Normal" style:family="paragraph">
      <style:paragraph-properties fo:text-align="center"/>
      <style:text-properties fo:font-size="28pt" style:font-size-asian="28pt" style:font-size-complex="28pt"/>
    </style:style>
    <style:style style:name="P9" style:parent-style-name="Normal" style:family="paragraph">
      <style:paragraph-properties fo:text-align="center"/>
      <style:text-properties fo:font-size="28pt" style:font-size-asian="28pt" style:font-size-complex="28pt"/>
    </style:style>
    <style:style style:name="P10" style:parent-style-name="Normal" style:family="paragraph">
      <style:paragraph-properties fo:text-align="center"/>
      <style:text-properties fo:font-size="28pt" style:font-size-asian="28pt" style:font-size-complex="28pt"/>
    </style:style>
    <style:style style:name="P11" style:parent-style-name="Normal" style:family="paragraph">
      <style:paragraph-properties fo:text-align="center"/>
      <style:text-properties fo:font-size="28pt" style:font-size-asian="28pt" style:font-size-complex="28pt"/>
    </style:style>
    <style:style style:name="P12" style:parent-style-name="Normal" style:family="paragraph">
      <style:paragraph-properties fo:text-align="center"/>
      <style:text-properties fo:font-size="28pt" style:font-size-asian="28pt" style:font-size-complex="28pt"/>
    </style:style>
    <style:style style:name="P13" style:parent-style-name="Normal" style:family="paragraph">
      <style:paragraph-properties fo:text-align="center"/>
      <style:text-properties fo:font-size="28pt" style:font-size-asian="28pt" style:font-size-complex="28pt"/>
    </style:style>
    <style:style style:name="P14" style:parent-style-name="ListParagraph" style:list-style-name="LFO1" style:family="paragraph">
      <style:paragraph-properties fo:margin-bottom="0in"/>
      <style:text-properties style:font-name="Aptos" style:font-name-asian="Aptos" style:font-name-complex="Aptos"/>
    </style:style>
    <style:style style:name="P15" style:parent-style-name="ListParagraph" style:list-style-name="LFO1" style:family="paragraph">
      <style:paragraph-properties fo:margin-bottom="0in"/>
      <style:text-properties style:font-name="Aptos" style:font-name-asian="Aptos" style:font-name-complex="Aptos"/>
    </style:style>
    <style:style style:name="P16" style:parent-style-name="ListParagraph" style:list-style-name="LFO1" style:family="paragraph">
      <style:paragraph-properties fo:margin-bottom="0in"/>
      <style:text-properties style:font-name="Aptos" style:font-name-asian="Aptos" style:font-name-complex="Aptos"/>
    </style:style>
    <style:style style:name="P17" style:parent-style-name="ListParagraph" style:list-style-name="LFO1" style:family="paragraph">
      <style:paragraph-properties fo:margin-bottom="0in"/>
      <style:text-properties style:font-name="Aptos" style:font-name-asian="Aptos" style:font-name-complex="Aptos"/>
    </style:style>
    <style:style style:name="P18" style:parent-style-name="ListParagraph" style:list-style-name="LFO1" style:family="paragraph">
      <style:paragraph-properties fo:margin-bottom="0in"/>
      <style:text-properties style:font-name="Aptos" style:font-name-asian="Aptos" style:font-name-complex="Aptos"/>
    </style:style>
    <style:style style:name="P19" style:parent-style-name="ListParagraph" style:list-style-name="LFO1" style:family="paragraph">
      <style:paragraph-properties fo:margin-bottom="0in"/>
      <style:text-properties style:font-name="Aptos" style:font-name-asian="Aptos" style:font-name-complex="Aptos"/>
    </style:style>
    <style:style style:name="P20" style:parent-style-name="ListParagraph" style:list-style-name="LFO1" style:family="paragraph">
      <style:paragraph-properties fo:margin-bottom="0in"/>
      <style:text-properties style:font-name="Aptos" style:font-name-asian="Aptos" style:font-name-complex="Aptos"/>
    </style:style>
    <style:style style:name="P21" style:parent-style-name="ListParagraph" style:list-style-name="LFO1" style:family="paragraph">
      <style:paragraph-properties fo:margin-bottom="0in"/>
      <style:text-properties style:font-name="Aptos" style:font-name-asian="Aptos" style:font-name-complex="Aptos"/>
    </style:style>
  </office:automatic-styles>
  <office:body>
    <office:text text:use-soft-page-breaks="true">
      <text:p text:style-name="P1">Bulgarian Diploma Thesis</text:p>
      <text:p text:style-name="P2"/>
      <text:p text:style-name="P3">Title</text:p>
      <text:p text:style-name="P4"/>
      <text:p text:style-name="P5">Your Name, ID#</text:p>
      <text:p text:style-name="P6"/>
      <text:p text:style-name="P7">Student: , Date:signature</text:p>
      <text:p text:style-name="P8"/>
      <text:p text:style-name="P9">Supervisor: , Date:signature</text:p>
      <text:p text:style-name="P10"/>
      <text:p text:style-name="P11">Department of Computer Science, AUBG</text:p>
      <text:p text:style-name="P12"/>
      <text:p text:style-name="P13"/>
      <text:p text:style-name="Normal">Blagoevgrad, 2025</text:p>
      <text:p text:style-name="Normal">Title:</text:p>
      <text:p text:style-name="Normal">Author:</text:p>
      <text:p text:style-name="Normal">Abstract:<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eclaration of authorship:</text:p>
      <text:p text:style-name="Normal">“The Senior Project/Bulgarian Diploma Thesis presented here is the work of the author solely,</text:p>
      <text:p text:style-name="Normal">without any external help, under the supervision of ….. All sources, used in development, are</text:p>
      <text:p text:style-name="Normal">cited in the text and in the Reference section.”</text:p>
      <text:list text:style-name="LFO1" text:continue-numbering="true">
        <text:list-item>
          <text:p text:style-name="P14">Table of Contents The table of contents should list the following sections with their starting page number. 4</text:p>
        </text:list-item>
        <text:list-item>
          <text:p text:style-name="P15">Introduction (approx. 2 pages) A description of the application: an overview of the project. An overview of the technologies used. What the project is about and why you chose it. What interests you about this project.</text:p>
        </text:list-item>
        <text:list-item>
          <text:p text:style-name="P16">Specification of the Software Requirements and their Analysis (approx. 14 pages) A description of your application’s software requirements, and their analysis. • A list of the functional and (2-3) non-functional requirements, i.e. software features that are implemented, plus any constraints, written as text sentences. • Analysis of each functional requirements either via detailed pseudocode descriptions or via detailed UML use cases and activity diagrams.</text:p>
        </text:list-item>
        <text:list-item>
          <text:p text:style-name="P17">Design of the Software Solution (approx. 20 pages) A description of your application’s software design, including the software architecture • A description of any special algorithm(s) used. • A description of the user interface. • A description of your application’s software architecture, i.e. its breakdown into software components, with a description of the services offered by each component, i.e. what each component does and how it interacts with other components. Suitable architectures are layers or MVC. Illustrate which functions classes “live” in which component in accordance with the Separation of Concerns. • UML component diagrams for the software components of your software architecture • E-R diagrams for any database tables • UML deployment diagram for the software components of your application • Description of the security features and reliability considerations taken into account by your application. E.g. any encryption used for passwords and anti-hacking precautions imple- mented in your application.</text:p>
        </text:list-item>
        <text:list-item>
          <text:p text:style-name="P18">Implementation (approx. 12 pages) Description of the technologies and approach used to implement your software solution. • The computing platform, programming language(s), external frameworks/libraries, etc. used. Include a justification for use of these. • Details of installation requirements. • Code fragments for any particular interesting design/implementation features. • Libraries and/or frameworks used, if any. 5</text:p>
        </text:list-item>
        <text:list-item>
          <text:p text:style-name="P19">Testing (approx. 12 pages) Write about what testing you have done to convince yourself that the software works as it is supposed to, and does not fail if wrong or no data is passed to it. Acceptance tests are important here. Give some examples of acceptance testing for your main requirements, at least. Generally speaking, for any requirement there would be a number of tests, each designed to show that the requirement is implemented as required. If you have done any other form of testing, e.g. unit tests, give examples of these as well.</text:p>
        </text:list-item>
        <text:list-item>
          <text:p text:style-name="P20">Results and Conclusion (approx. 4 pages) What you achieved with your project. How does the final result compare with what you initially hoped to do? What works and what does not? What problems were encountered and how were they resolved, if at all. Screenshots of the application running. Missing features for future development, etc. What you got out of the project; what you have learnt.</text:p>
        </text:list-item>
        <text:list-item>
          <text:p text:style-name="P21">References (approx. 1 page) Books, articles, URLs of articles, etc. that you found useful for your project. There should be at least 10 reference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e Yanev</meta:initial-creator>
    <dc:creator>Yane Yanev</dc:creator>
    <meta:creation-date>2026-02-01T21:15:00Z</meta:creation-date>
    <dc:date>2026-02-01T21:15:00Z</dc:date>
    <meta:template xlink:href="Normal.dotm" xlink:type="simple"/>
    <meta:editing-cycles>1</meta:editing-cycles>
    <meta:editing-duration>PT0S</meta:editing-duration>
    <meta:document-statistic meta:page-count="1" meta:paragraph-count="7" meta:word-count="565" meta:character-count="3785" meta:row-count="26" meta:non-whitespace-character-count="3227"/>
  </office:meta>
</office:document-meta>
</file>